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SourceComponentConnectionProvider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SourceComponentConnectionProvider.shutdow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ataSourceComponentConnectionProvider.DataSourceComponentConnectionProvider( String dsName , ServiceManager 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